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2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e3e94"/>
    </style:style>
    <style:style style:name="P8" style:family="paragraph" style:parent-style-name="Table_20_Contents">
      <style:text-properties officeooo:rsid="001f340c" officeooo:paragraph-rsid="001f340c"/>
    </style:style>
    <style:style style:name="P9" style:family="paragraph" style:parent-style-name="Table_20_Contents">
      <style:text-properties officeooo:rsid="0020916b" officeooo:paragraph-rsid="0020916b"/>
    </style:style>
    <style:style style:name="P10" style:family="paragraph" style:parent-style-name="Table_20_Contents">
      <style:text-properties officeooo:rsid="002176b1" officeooo:paragraph-rsid="002176b1"/>
    </style:style>
    <style:style style:name="P11" style:family="paragraph" style:parent-style-name="Table_20_Contents">
      <style:text-properties officeooo:rsid="00241b46" officeooo:paragraph-rsid="00241b46"/>
    </style:style>
    <style:style style:name="P12" style:family="paragraph" style:parent-style-name="Table_20_Contents">
      <style:text-properties officeooo:rsid="0025805c" officeooo:paragraph-rsid="0025805c"/>
    </style:style>
    <style:style style:name="P13" style:family="paragraph" style:parent-style-name="Table_20_Contents">
      <style:text-properties officeooo:rsid="0026af61" officeooo:paragraph-rsid="0026af61"/>
    </style:style>
    <style:style style:name="P14" style:family="paragraph" style:parent-style-name="Table_20_Contents">
      <style:text-properties officeooo:rsid="00277296" officeooo:paragraph-rsid="00277296"/>
    </style:style>
    <style:style style:name="P15" style:family="paragraph" style:parent-style-name="Standard">
      <style:text-properties officeooo:rsid="00195c6d" officeooo:paragraph-rsid="00195c6d"/>
    </style:style>
    <style:style style:name="P16" style:family="paragraph" style:parent-style-name="Standard">
      <style:text-properties officeooo:rsid="00195c6d" officeooo:paragraph-rsid="001e3e94"/>
    </style:style>
    <style:style style:name="P17" style:family="paragraph" style:parent-style-name="Standard">
      <style:text-properties officeooo:paragraph-rsid="001e3e94"/>
    </style:style>
    <style:style style:name="P18" style:family="paragraph" style:parent-style-name="Standard">
      <style:paragraph-properties fo:break-before="page"/>
      <style:text-properties officeooo:rsid="00195c6d" officeooo:paragraph-rsid="001e3e94"/>
    </style:style>
    <style:style style:name="P19" style:family="paragraph" style:parent-style-name="Table_20_Contents">
      <style:text-properties officeooo:rsid="00241b46" officeooo:paragraph-rsid="00241b46"/>
    </style:style>
    <style:style style:name="P20" style:family="paragraph" style:parent-style-name="Table_20_Contents">
      <style:text-properties officeooo:rsid="002a030c" officeooo:paragraph-rsid="002a030c"/>
    </style:style>
    <style:style style:name="P21" style:family="paragraph" style:parent-style-name="Table_20_Contents">
      <style:text-properties officeooo:rsid="0025805c" officeooo:paragraph-rsid="0025805c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  <style:style style:name="T3" style:family="text">
      <style:text-properties officeooo:rsid="002a027b"/>
    </style:style>
    <style:style style:name="T4" style:family="text">
      <style:text-properties officeooo:rsid="002a0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Material práctica soldadura blanda para 60 alumnos (2 x GM, 1 xGS).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">Precio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C2" office:value-type="string">
            <text:p text:style-name="P1">Leroy Merlin</text:p>
            <text:p text:style-name="P1">https://www.leroymerlin.es/productos/cartucho-de-gas-btp-c200-pro-81981518.html</text:p>
            <text:p text:style-name="P1">4,82 euros</text:p>
            <text:p text:style-name="P1">Obramat</text:p>
            <text:p text:style-name="P1">https://www.obramat.es/productos/cartucho-gas-butano-btp-c200-super-ego-10427515.html</text:p>
            <text:p text:style-name="P1">1,9 euros</text:p>
          </table:table-cell>
        </table:table-row>
        <table:table-row>
          <table:table-cell table:style-name="Table1.A2" office:value-type="string">
            <text:p text:style-name="P1">Manguitos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Leroy Merlin</text:p>
            <text:p text:style-name="P3">https://www.leroymerlin.es/productos/manguito-cobre-15-mm-bolsa-4-unidades-85374715.html</text:p>
            <text:p text:style-name="P3">0,25 euros</text:p>
            <text:p text:style-name="P3"/>
            <text:p text:style-name="P3">Obramat</text:p>
            <text:p text:style-name="P3">https://www.obramat.es/productos/manguito-pasante-15mm-hembra-cobre-4-unidades-10857693.html</text:p>
            <text:p text:style-name="P3">0,5 euros</text:p>
            <text:p text:style-name="P3"/>
            <text:p text:style-name="P3">Disbany</text:p>
            <text:p text:style-name="P3">pedir precio</text:p>
            <text:p text:style-name="P3"/>
            <text:p text:style-name="P3">Salvador Escoda</text:p>
            <text:p text:style-name="P3">0,76 euros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h1-2-soldar-roscar-hembra-2-unidades-85374719.html</text:p>
            <text:p text:style-name="P4">1,35 euros</text:p>
            <text:p text:style-name="P4"/>
            <text:p text:style-name="P4">https://www.obramat.es/productos/entronque-laton-15mmx1-2-hembra-soldar-roscar-2-unidades-10360553.html</text:p>
            <text:p text:style-name="P4">1,35 euros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m1-2-soldar-roscar-macho-2-unidades-85374720.html</text:p>
            <text:p text:style-name="P4">1,20 euros</text:p>
            <text:p text:style-name="P4"/>
            <text:p text:style-name="P4"><text:soft-page-break/>https://www.obramat.es/productos/entronque-laton-15mmx1-2-macho-soldar-roscar-2-unidades-10360462.html</text:p>
            <text:p text:style-name="P4">1,2 euros</text:p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https://www.leroymerlin.es/productos/racor-loco-recto-cobre-1-2-15-mm-85374712.html</text:p>
            <text:p text:style-name="P5">0,88 euros</text:p>
            <text:p text:style-name="P5"/>
            <text:p text:style-name="P5">https://www.obramat.es/productos/racor-loco-recto-15mmx1-2-cobre-10316243.html</text:p>
            <text:p text:style-name="P5">0,85 euros</text:p>
          </table:table-cell>
        </table:table-row>
        <table:table-row>
          <table:table-cell table:style-name="Table1.A2" office:value-type="string">
            <text:p text:style-name="P6">Estaño plat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rollo-estano-plata-6-100gr-al-702-83289359.html</text:p>
            <text:p text:style-name="P6">17,51 euros</text:p>
            <text:p text:style-name="P6"/>
            <text:p text:style-name="P7">https://www.obramat.es/productos/bobina-estano-plata-8-100g-sin-plomo-10492174.html</text:p>
            <text:p text:style-name="P7">18,5 euros</text:p>
          </table:table-cell>
        </table:table-row>
        <table:table-row>
          <table:table-cell table:style-name="Table1.A2" office:value-type="string">
            <text:p text:style-name="P6">Decapante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decapante-en-pasta-unecol-bote-con-pincel-140-g-86218535.html</text:p>
            <text:p text:style-name="P6">3,89 euros</text:p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lana-de-acero-griffon-15x12x7cm-10984505.html</text:p>
            <text:p text:style-name="P6">6,99 euros</text:p>
            <text:p text:style-name="P6"/>
            <text:p text:style-name="P7">https://www.obramat.es/productos/lana-acero-140gr-grano-fino-10026954.html</text:p>
            <text:p text:style-name="P7">3,45 euros</text:p>
          </table:table-cell>
        </table:table-row>
        <table:table-row>
          <table:table-cell table:style-name="Table1.A2" office:value-type="string">
            <text:p text:style-name="P8">Tubo cobre D15 en mts</text:p>
          </table:table-cell>
          <table:table-cell table:style-name="Table1.A2" office:value-type="string">
            <text:p text:style-name="P8">20</text:p>
          </table:table-cell>
          <table:table-cell table:style-name="Table1.C2" office:value-type="string">
            <text:p text:style-name="P8">https://www.leroymerlin.es/productos/barra-de-cobre-2-5m-15mm-tradesa-85819763.html</text:p>
            <text:p text:style-name="P8">5,3 euros/m</text:p>
            <text:p text:style-name="P8"/>
            <text:p text:style-name="P8">https://www.obramat.es/productos/barra-15mm-2-5m-cobre-10424890.html</text:p>
            <text:p text:style-name="P8">5 euros/m</text:p>
          </table:table-cell>
        </table:table-row>
      </table:table>
      <text:p text:style-name="P15"><text:s/></text:p>
      <text:p text:style-name="P15"/>
      <text:p text:style-name="P18">Material práctica soldadura <text:span text:style-name="T1">fuerte</text:span> para 60 alumnos (2 x GM, 1 xGS).</text:p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Unidades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8">Tuerca latón 5/8 SAE</text:p>
            <text:p text:style-name="P8"/>
            <text:p text:style-name="P14">Obramat</text:p>
            <text:p text:style-name="P14">https://www.obramat.es/productos/tuerca-racor-5-8-10466855.html</text:p>
          </table:table-cell>
          <table:table-cell table:style-name="Table2.A2" office:value-type="string">
            <text:p text:style-name="P8">70</text:p>
          </table:table-cell>
          <table:table-cell table:style-name="Table2.C2" office:value-type="string">
            <text:p text:style-name="P9">https://www.obramat.es/productos/tuerca-racor-5-8-10466855.html</text:p>
            <text:p text:style-name="P9">1,74 euros</text:p>
            <text:p text:style-name="P9"/>
            <text:p text:style-name="P9">Salvador Escoda</text:p>
            <text:p text:style-name="P9">http://92.54.10.19/DocTec/10034329.pdf</text:p>
            <text:p text:style-name="P9">4 euros</text:p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9">Unión latón 5/8“ M/M SAE</text:p>
            <text:p text:style-name="P9"/>
            <text:p text:style-name="P14">Obramat</text:p>
            <text:p text:style-name="P14">https://www.obramat.es/productos/union-abocardada-macho-hembra-5-8-10466890.html</text:p>
          </table:table-cell>
          <table:table-cell table:style-name="Table2.A2" office:value-type="string">
            <text:p text:style-name="P10">20</text:p>
          </table:table-cell>
          <table:table-cell table:style-name="Table2.C2" office:value-type="string">
            <text:p text:style-name="P9">https://www.obramat.es/productos/union-abocardada-macho-hembra-5-8-10466890.html</text:p>
            <text:p text:style-name="P9">3,39 euros</text:p>
            <text:p text:style-name="P9"/>
            <text:p text:style-name="P9">Unión de latón M de 5/8" SAE </text:p>
            <text:p text:style-name="P9">ref. 222073 </text:p>
            <text:p text:style-name="P9">https://www.pecomark.com/es/c/p/222073 </text:p>
            <text:p text:style-name="P9">precio <text:span text:style-name="T3">4,72</text:span> euros <text:span text:style-name="T3">(con descuento)</text:span></text:p>
          </table:table-cell>
        </table:table-row>
        <table:table-row>
          <table:table-cell table:style-name="Table2.A2" office:value-type="string">
            <text:p text:style-name="P13">Tubo cobre 5/8“ (16 mm) en mts.</text:p>
          </table:table-cell>
          <table:table-cell table:style-name="Table2.A2" office:value-type="string">
            <text:p text:style-name="P13">21 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Varillas soldadura fuerte</text:p>
            <text:p text:style-name="P11">DIN8513 L-Ag5P</text:p>
            <text:p text:style-name="P11">2 x 500 mm</text:p>
            <text:p text:style-name="P11">500 g</text:p>
            <text:p text:style-name="P11">710º</text:p>
            <text:p text:style-name="P11"/>
            <text:p text:style-name="P11"/>
          </table:table-cell>
          <table:table-cell table:style-name="Table2.A2" office:value-type="string">
            <text:p text:style-name="P11">2</text:p>
          </table:table-cell>
          <table:table-cell table:style-name="Table2.C2" office:value-type="string">
            <text:p text:style-name="P11">Salvador Escoda</text:p>
            <text:p text:style-name="P20">HF07305</text:p>
            <text:p text:style-name="P11">https://wrs01.salvadorescoda.com/DocTec/10030116.pdf</text:p>
            <text:p text:style-name="P11"><text:span text:style-name="T4">PVP </text:span>1<text:span text:style-name="T4">12</text:span> euros <text:span text:style-name="T4">(10/09/25)</text:span></text:p>
            <text:p text:style-name="P11"/>
            <text:p text:style-name="P12">Pe<text:span text:style-name="T4">c</text:span>omark</text:p>
            <text:p text:style-name="P12">Bolsa de Soldadura 0,5 KG AG-5P</text:p>
            <text:p text:style-name="P12">225111</text:p>
            <text:p text:style-name="P12">70,88 euros <text:span text:style-name="T4">(descuento)</text:span></text:p>
            <text:p text:style-name="P20">PVP 135</text:p>
          </table:table-cell>
        </table:table-row>
        <table:table-row>
          <table:table-cell table:style-name="Table2.A2" office:value-type="string">
            <text:p text:style-name="P10">Expandidor tubo <text:span text:style-name="T2">de </text:span>pinza </text:p>
          </table:table-cell>
          <table:table-cell table:style-name="Table2.A2" office:value-type="string">
            <text:p text:style-name="P10">2</text:p>
          </table:table-cell>
          <table:table-cell table:style-name="Table2.C2" office:value-type="string">
            <text:p text:style-name="P10">HF10207</text:p>
            <text:p text:style-name="P10">Salvador Escoda</text:p>
            <text:p text:style-name="P10">http://92.54.10.19/DocTec/10045536.pdf</text:p>
            <text:p text:style-name="P1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9-10T13:03:40.306405422</dc:date>
    <meta:editing-duration>PT57S</meta:editing-duration>
    <meta:editing-cycles>8</meta:editing-cycles>
    <meta:document-statistic meta:table-count="2" meta:image-count="0" meta:object-count="0" meta:page-count="3" meta:paragraph-count="110" meta:word-count="234" meta:character-count="3009" meta:non-whitespace-character-count="2878"/>
  </office:meta>
</office:document-meta>
</file>